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style:font-size-asian="12pt" style:font-size-complex="12pt"/>
    </style:style>
    <style:style style:name="P2" style:family="paragraph" style:parent-style-name="Preformatted_20_Text" style:list-style-name="L1">
      <style:paragraph-properties fo:line-height="150%"/>
      <style:text-properties style:font-name="Times New Roman" fo:font-size="12pt" style:font-size-asian="12pt" style:font-size-complex="12pt"/>
    </style:style>
    <style:style style:name="P3" style:family="paragraph" style:parent-style-name="Preformatted_20_Text" style:list-style-name="L2">
      <style:paragraph-properties fo:line-height="150%"/>
      <style:text-properties style:font-name="Times New Roman" fo:font-size="12pt" style:font-size-asian="12pt" style:font-size-complex="12pt"/>
    </style:style>
    <style:style style:name="P4" style:family="paragraph" style:parent-style-name="Preformatted_20_Text" style:list-style-name="L3">
      <style:paragraph-properties fo:line-height="150%"/>
      <style:text-properties style:font-name="Times New Roman" fo:font-size="12pt" style:font-size-asian="12pt" style:font-size-complex="12pt"/>
    </style:style>
    <style:style style:name="P5" style:family="paragraph" style:parent-style-name="Preformatted_20_Text" style:list-style-name="L4">
      <style:paragraph-properties fo:line-height="150%"/>
      <style:text-properties style:font-name="Times New Roman" fo:font-size="12pt" style:font-size-asian="12pt" style:font-size-complex="12pt"/>
    </style:style>
    <style:style style:name="P6" style:family="paragraph" style:parent-style-name="Preformatted_20_Text" style:list-style-name="L5">
      <style:paragraph-properties fo:line-height="150%"/>
      <style:text-properties style:font-name="Times New Roman" fo:font-size="12pt" style:font-size-asian="12pt" style:font-size-complex="12pt"/>
    </style:style>
    <style:style style:name="P7" style:family="paragraph" style:parent-style-name="Preformatted_20_Text" style:list-style-name="L6">
      <style:paragraph-properties fo:line-height="150%"/>
      <style:text-properties style:font-name="Times New Roman" fo:font-size="12pt"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S Thesis Proposal </text:p>
      <text:p text:style-name="P1">Thomas Logan</text:p>
      <text:p text:style-name="P1"/>
      <text:p text:style-name="P1"/>
      <text:p text:style-name="P1"><text:tab/>Concurrent programming languages provide linguistic features that separate the organization of code from the execution order of code. <text:s/>The separation may be advantageous for a variety of reasons. <text:s/>Conceptually distinct tasks may need to overlap in time, but are easier to understand if they are kept separate. <text:s/>If it's not necessary for tasks to be ordered in a precise way, then it may be better that the program not specify the order and instead allow a scheduler to find an order based on runtime conditions. <text:s/>A common use case is GUI programming, in which the program has to process various requests while remaining responsive to subsequent user inputs and continuously providing the user with the latest information it has processed.</text:p>
      <text:p text:style-name="P1"/>
      <text:p text:style-name="P1"><text:tab/>The goal of this masters thesis is to develop descriptions and proofs of communication patterns in Concurrent ML. <text:s/>We will develop a static constraint-based analysis that describes the communication properties of channels. <text:s/>We will show that example programs contain channels that can be classified as one-shot, one-to-one, one-to-many, many-to-one, or many-to-many. <text:s/>We will also define a small-step semantics for Concurrent ML and prove the soundness of the analysis with respect to the semantics. <text:s/>The analysis is sound if and only if for any channel, the execution of the program results in the same or fewer sends and receives as those described by the analysis. <text:s/>Our definitions, theorems and proofs will use Isabelle/HOL as our formal language of reasoning. <text:s/>The proofs will also be mechanically checked using Isabelle.</text:p>
      <text:p text:style-name="P1"/>
      <text:p text:style-name="P1"/>
      <text:p text:style-name="P1"><text:tab/></text:p>
      <text:p text:style-name="P1"><text:tab/>concurrent programming languages make conceptually distinct activities explicit by providing a linguistic features to create process abstractions. <text:s/>and factors out the ordering of operations between different processes. <text:s/>Although it is possible for a scheduler to be deterministic, some may be nondeterministic, and programs written in a concurrent language typically are written without assuming any particular ordering between processes. <text:s/>A concurrent language may provide explicit operators to restrict or control the ordering between processes. <text:s/>Concurrent ML has an explicit operator for synchronization between two processes. <text:s/>It requires two processes to reach a particular step before either can proceed. Synchronization is also in charge of communication between processes and <text:soft-page-break/>excluding processes from communication [?]. <text:s/>The rationale for Concurrent ML’s design has been discussed extensively [?] and is beyond the scope of this paper.</text:p>
      <text:p text:style-name="P1"/>
      <text:p text:style-name="P1"><text:tab/>Concurrency refers to conceptually distinct activities overlapping in time. <text:s/>For instance, playing soccer might be described as running and kicking a ball concurrently. <text:s/></text:p>
      <text:p text:style-name="P1"/>
      <text:p text:style-name="P1"/>
      <text:p text:style-name="P1"><text:tab/>This proposal for an MS Thesis is to develop an analysis for recognizing communication topologies Concurrent ML programs. <text:s/>Processes in Concurrent ML communicate and coordinate by synchronously sending or receiving messages over channels, which are shared resources. <text:s/>This work will expand on previous work by John Reppy and Yingqi Xiao[?], by developing an analysis of a large subset of Concurrent ML that includes synchronous events and the choice combinator. <text:s/>The object language (Concurrent ML) will be defined operationally, with a syntax and semantics describing the execution of the language [?]. <text:s/>(Alternatively, the object language could be described with a shallow embedding [? HOL Light tutorial / Harrison / Gordan / Djikstra]; the semantics of the language would be defined as the weakest preconditions within the observer’s language and without syntax or operational semantics.) <text:s/>In contrast to the algorithmic analysis previously developed by Xiao and Reppy, the analysis of this work will be declarative in the style of Matthew Fluet’s control-flow analysis of System F [?]. <text:s text:c="2"/>Properties of the analysis will be proven formally and mechanically checked using HOL[? HOL Light / HOL4 / Isabelle/HOL].</text:p>
      <text:p text:style-name="P1"/>
      <text:p text:style-name="P1">Reppy type-sensitive CFA:</text:p>
      <text:list xml:id="list5536434073393722990" text:style-name="L1">
        <text:list-item>
          <text:p text:style-name="P2"/>
        </text:list-item>
      </text:list>
      <text:p text:style-name="P1"/>
      <text:p text:style-name="P1">Fluet constraint-based CFA:</text:p>
      <text:list xml:id="list1875401121530139915" text:style-name="L2">
        <text:list-item>
          <text:p text:style-name="P3">solve judgements that assert that abstract environments are acceptable for expressions or bindings (as defined in the object language).</text:p>
        </text:list-item>
      </text:list>
      <text:p text:style-name="P1"/>
      <text:p text:style-name="P1">Reppy-Xiao topology recognition algorithm:</text:p>
      <text:list xml:id="list9109227745240661068" text:style-name="L3">
        <text:list-item>
          <text:p text:style-name="P4">determine abstract values - CFA.</text:p>
        </text:list-item>
        <text:list-item>
          <text:p text:style-name="P4">determine the send sites and receive sites for each channel using abstract values.</text:p>
        </text:list-item>
        <text:list-item>
          <text:p text:style-name="P4">construct a control flow graph using the receive sites and send sites.</text:p>
        </text:list-item>
        <text:list-item>
          <text:p text:style-name="P4">construct a map from program points to controls paths using the graph.</text:p>
        </text:list-item>
        <text:list-item>
          <text:p text:style-name="P4"><text:soft-page-break/>determine the controls paths for each channel using the map and the send and receive sites.</text:p>
        </text:list-item>
        <text:list-item>
          <text:p text:style-name="P4">categorize communication pattern from control paths for each channel.</text:p>
        </text:list-item>
      </text:list>
      <text:p text:style-name="P1"/>
      <text:p text:style-name="P1">Proposed topology recognition algorithm:</text:p>
      <text:list xml:id="list2960054774201794420" text:style-name="L4">
        <text:list-item>
          <text:p text:style-name="P5">solve judgements that assert channels to be fan-in, fan-out, or one-to-one, or one-shot.</text:p>
        </text:list-item>
      </text:list>
      <text:p text:style-name="P1"/>
      <text:p text:style-name="P1"/>
      <text:p text:style-name="P1">Proposed Contributions:</text:p>
      <text:list xml:id="list381259547394270052" text:style-name="L5">
        <text:list-item>
          <text:p text:style-name="P6">develop and formalize declarative form of previous work by Reppy and Xiao in HOL.</text:p>
        </text:list-item>
        <text:list-item>
          <text:p text:style-name="P6">Extend with events and choice combinator. <text:s/></text:p>
        </text:list-item>
        <text:list-item>
          <text:p text:style-name="P6">Formally prove soundness of analysis and relations with previous work by Reppy and Xiao.</text:p>
        </text:list-item>
      </text:list>
      <text:p text:style-name="P1"/>
      <text:p text:style-name="P1">Future work:</text:p>
      <text:list xml:id="list9026275773947585548" text:style-name="L6">
        <text:list-item>
          <text:p text:style-name="P7">extend analysis to include sequence (TE) and pair (reagents) combinators.</text:p>
        </text:list-item>
        <text:list-item>
          <text:p text:style-name="P7">Implement topology recognition algorithm in MLton.</text:p>
        </text:list-item>
        <text:list-item>
          <text:p text:style-name="P7">Implement parallel processes in MLton. </text:p>
        </text:list-item>
        <text:list-item>
          <text:p text:style-name="P7">Implement specialized communication procedures in MLton.</text:p>
        </text:list-item>
        <text:list-item>
          <text:p text:style-name="P7">Collect and analyze empirical data on communication overhead in MLton.</text:p>
        </text:list-item>
        <text:list-item>
          <text:p text:style-name="P7">Determine other ways to reduce costs - shared core specialization; CPU : IO rat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14T18:18:47</dc:date>
    <dc:creator>Thomas Logan</dc:creator>
    <meta:generator>OpenOffice/4.1.3$Unix OpenOffice.org_project/413m1$Build-9783</meta:generator>
    <meta:editing-duration>P7DT7H28M58S</meta:editing-duration>
    <meta:editing-cycles>13</meta:editing-cycles>
    <meta:document-statistic meta:table-count="0" meta:image-count="0" meta:object-count="0" meta:page-count="3" meta:paragraph-count="31" meta:word-count="809" meta:character-count="5352"/>
  </office:meta>
</office:document-meta>
</file>